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a1" style:family="table" style:master-page-name="MP0">
      <style:table-properties style:width="16.263cm" fo:margin-left="-0.199cm" style:page-number="auto" table:align="left"/>
    </style:style>
    <style:style style:name="Tabla1.A" style:family="table-column">
      <style:table-column-properties style:column-width="10.192cm"/>
    </style:style>
    <style:style style:name="Tabla1.B" style:family="table-column">
      <style:table-column-properties style:column-width="6.071cm"/>
    </style:style>
    <style:style style:name="Tabla1.A1" style:family="table-cell">
      <style:table-cell-properties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309cm" style:use-optimal-row-height="false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Encabezado">
      <style:text-properties style:font-name="Calibri" fo:font-size="7pt" style:font-size-asian="7pt" style:font-name-complex="Calibri" style:font-size-complex="7pt"/>
    </style:style>
    <style:style style:name="P2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style:font-size-asian="10pt" style:font-name-complex="Calibri" style:font-size-complex="10pt"/>
    </style:style>
    <style:style style:name="P3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0cm"/>
        </style:tab-stops>
      </style:paragraph-properties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officeooo:paragraph-rsid="000e507e" style:font-size-asian="10pt" style:font-name-complex="Calibri" style:font-size-complex="10pt"/>
    </style:style>
    <style:style style:name="P5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officeooo:paragraph-rsid="000ebb11" style:font-size-asian="10pt" style:font-size-complex="10pt"/>
    </style:style>
    <style:style style:name="P6" style:family="paragraph" style:parent-style-name="Standard">
      <style:paragraph-properties fo:margin-top="0.212cm" fo:margin-bottom="0cm" style:contextual-spacing="false" fo:text-align="justify" style:justify-single-word="false" fo:break-before="page"/>
      <style:text-properties style:font-name="Calibri" fo:font-size="10pt" fo:font-weight="bold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officeooo:rsid="000e507e" officeooo:paragraph-rsid="000e507e" style:font-size-asian="10pt" style:font-weight-asian="bold" style:font-name-complex="Calibri" style:font-size-complex="10pt" style:font-weight-complex="bold"/>
    </style:style>
    <style:style style:name="P9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0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officeooo:paragraph-rsid="000db587" style:font-size-asian="10pt" style:font-weight-asian="bold" style:font-name-complex="Calibri" style:font-size-complex="10pt" style:font-weight-complex="bold"/>
    </style:style>
    <style:style style:name="P11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officeooo:rsid="000db587" officeooo:paragraph-rsid="000db587" style:font-size-asian="10pt" style:font-weight-asian="bold" style:font-name-complex="Calibri" style:font-size-complex="10pt" style:font-weight-complex="bold"/>
    </style:style>
    <style:style style:name="P12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officeooo:rsid="000ebb11" officeooo:paragraph-rsid="000ebb11" style:font-size-asian="10pt" style:font-weight-asian="bold" style:font-name-complex="Calibri" style:font-size-complex="10pt" style:font-weight-complex="bold"/>
    </style:style>
    <style:style style:name="P13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officeooo:rsid="000ebb11" style:font-size-asian="10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background-color="#ffff00" style:font-size-asian="10pt" style:font-name-complex="Calibri" style:font-size-complex="10pt"/>
    </style:style>
    <style:style style:name="P16" style:family="paragraph" style:parent-style-name="Standard">
      <style:paragraph-properties fo:margin-top="0.212cm" fo:margin-bottom="0cm" style:contextual-spacing="false" fo:text-align="justify" style:justify-single-word="false"/>
    </style:style>
    <style:style style:name="P17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font-weight="bold" officeooo:rsid="000db587" officeooo:paragraph-rsid="000db587" style:font-size-asian="10pt" style:font-weight-asian="bold" style:font-name-complex="Calibri" style:font-size-complex="10pt" style:font-weight-complex="bold"/>
    </style:style>
    <style:style style:name="P19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background-color="#ffff00" style:font-size-asian="10pt" style:font-name-complex="Calibri" style:font-size-complex="10pt"/>
    </style:style>
    <style:style style:name="P20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Calibri" fo:font-size="10pt" fo:background-color="transparent" style:font-size-asian="10pt" style:font-name-complex="Calibri" style:font-size-complex="10pt"/>
    </style:style>
    <style:style style:name="T1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font-weight="bold" officeooo:rsid="000db587" style:font-size-asian="10pt" style:font-weight-asian="bold" style:font-name-complex="Calibri" style:font-size-complex="10pt"/>
    </style:style>
    <style:style style:name="T3" style:family="text">
      <style:text-properties style:font-name="Calibri" fo:font-size="10pt" style:font-size-asian="10pt" style:font-name-complex="Calibri" style:font-size-complex="10pt"/>
    </style:style>
    <style:style style:name="T4" style:family="text">
      <style:text-properties style:font-name="Calibri" fo:font-size="10pt" style:font-size-asian="10pt" style:font-name-complex="Calibri" style:font-size-complex="10pt"/>
    </style:style>
    <style:style style:name="T5" style:family="text">
      <style:text-properties style:font-name="Calibri" fo:font-size="10pt" fo:background-color="#ffff00" loext:char-shading-value="0" style:font-size-asian="10pt" style:font-name-complex="Calibri" style:font-size-complex="10pt"/>
    </style:style>
    <style:style style:name="T6" style:family="text">
      <style:text-properties style:font-name="Calibri" fo:font-size="10pt" fo:background-color="#ffff00" loext:char-shading-value="0" style:font-size-asian="10pt" style:font-name-complex="Calibri" style:font-size-complex="10pt"/>
    </style:style>
    <style:style style:name="T7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8" style:family="text">
      <style:text-properties style:font-name="Calibri" fo:font-size="10pt" fo:background-color="transparent" loext:char-shading-value="0" style:font-size-asian="10pt" style:font-name-complex="Calibri" style:font-size-complex="10pt"/>
    </style:style>
    <style:style style:name="T9" style:family="text">
      <style:text-properties style:font-name="Calibri" fo:font-size="10pt" fo:background-color="#ff0000" loext:char-shading-value="0" style:font-size-asian="10pt" style:font-name-complex="Calibri" style:font-size-complex="10pt"/>
    </style:style>
    <style:style style:name="T10" style:family="text">
      <style:text-properties style:font-name="Calibri" fo:font-size="10pt" fo:background-color="#ff0000" loext:char-shading-value="0" style:font-size-asian="10pt" style:font-name-complex="Calibri" style:font-size-complex="10pt"/>
    </style:style>
    <style:style style:name="T11" style:family="text">
      <style:text-properties officeooo:rsid="000db587"/>
    </style:style>
    <style:style style:name="T12" style:family="text">
      <style:text-properties officeooo:rsid="000ebb1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ebb11" style:font-weight-asian="bold" style:font-weight-complex="bold"/>
    </style:style>
    <style:style style:name="T15" style:family="text">
      <style:text-properties fo:font-weight="bold" officeooo:rsid="001044a9" style:font-weight-asian="bold" style:font-weight-complex="bold"/>
    </style:style>
    <style:style style:name="T16" style:family="text">
      <style:text-properties fo:font-weight="bold" officeooo:rsid="00106ee1" style:font-weight-asian="bold" style:font-weight-complex="bold"/>
    </style:style>
    <style:style style:name="T17" style:family="text">
      <style:text-properties fo:font-weight="bold" officeooo:rsid="000ebb11" style:font-weight-asian="bold" style:font-name-complex="Calibri" style:font-weight-complex="bold"/>
    </style:style>
    <style:style style:name="T18" style:family="text">
      <style:text-properties officeooo:rsid="001044a9"/>
    </style:style>
    <style:style style:name="T19" style:family="text">
      <style:text-properties officeooo:rsid="00106ee1" fo:background-color="transparent" loext:char-shading-value="0"/>
    </style:style>
    <style:style style:name="T20" style:family="text">
      <style:text-properties officeooo:rsid="00106ee1"/>
    </style:style>
    <style:style style:name="T21" style:family="text">
      <style:text-properties officeooo:rsid="00106ee1" style:font-name-asian="Times New Roman" style:language-complex="ar" style:country-complex="SA"/>
    </style:style>
    <style:style style:name="Sect1" style:family="section">
      <style:section-properties style:writing-mode="lr-tb" fo:margin-left="0cm" fo:margin-right="-0.501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63925938672">
          <table:table-cell table:style-name="Tabla1.A1" table:number-columns-spanned="2" office:value-type="string">
            <text:p text:style-name="P6">EXERCICIO SINAIS: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6"><text:span text:style-name="Fuente_20_de_20_párrafo_20_predeter."><text:span text:style-name="T1">NOME: </text:span></text:span><text:span text:style-name="Fuente_20_de_20_párrafo_20_predeter."><text:span text:style-name="T2">Óscar Torres Rodríguez</text:span></text:span></text:p>
          </table:table-cell>
          <table:table-cell table:style-name="Tabla1.B2" office:value-type="string">
            <text:p text:style-name="P7">TEMA 11</text:p>
          </table:table-cell>
        </table:table-row>
      </table:table>
      <text:p text:style-name="P2"/>
      <text:section text:style-name="Sect1" text:name="Sect1">
        <text:p text:style-name="P16"><text:span text:style-name="Fuente_20_de_20_párrafo_20_predeter."><text:span text:style-name="T3">1. ¿A qué situaciones no se aplica el RD sobre señalización?</text:span></text:span></text:p>
        <text:p text:style-name="P2"><text:bookmark text:name="page1R_mcid1"/><text:tab/><text:span text:style-name="T13">Real Decreto no se aplicará a la señalización prevista por la normativa sobre comercialización de sustancias y mezclas, productos y equipos peligrosos, salvo que dicha normativa disponga expresamente otra cosa. </text:span></text:p>
        <text:p text:style-name="P9"><text:bookmark text:name="page1R_mcid2"/><text:tab/>El presente Real Decreto no será aplicable a la señalización utilizada para la regulación del tráfico por carretera, ferroviario, fluvial, marítimo y aéreo, salvo que los mencionados tipos de tráfico se efectúen en los lugares de trabajo, y sin perjuicio de lo establecido en el anexo VII, ni a la utilizada por buques, vehículos y aeronaves militares. </text:p>
        <text:p text:style-name="P2"/>
        <text:p text:style-name="P16"><text:span text:style-name="Fuente_20_de_20_párrafo_20_predeter."><text:span text:style-name="T3">2. Define: “señal de salvamento o socorro”. ¿Cuál es su su color de seguridad? ¿Y el de contraste?</text:span></text:span></text:p>
        <text:p text:style-name="P2"><text:span text:style-name="T12"><text:tab/></text:span><text:span text:style-name="T14">U</text:span><text:span text:style-name="T13">na señal que proporciona indicaciones relativas a <text:s/>as salidas de socorro, a los primeros auxilios o a los dispositivos de salvamento </text:span></text:p>
        <text:p text:style-name="P11">Verde y contraste blanco</text:p>
        <text:p text:style-name="P2">3. Define. “símbolo o pictograma”</text:p>
        <text:p text:style-name="P14"><text:span text:style-name="T18">S</text:span>on aquellos que resultan de la combinación de formas geométricas, color atribuyéndoles un significado determinado con la información relativa a aquello que se quiere comunicar, o cuya comprensión debe ser universal. </text:p>
        <text:p text:style-name="P16"><text:span text:style-name="Fuente_20_de_20_párrafo_20_predeter."><text:span text:style-name="T3">4. ¿Qué se tendrá en cuenta para la elección del tipo de señal y el número y emplazamiento de las señales o dispositivos de señalización a utilizar en cada caso?</text:span></text:span></text:p>
        <text:p text:style-name="P2"><text:span text:style-name="T15">S</text:span><text:span text:style-name="T13">e realizará de forma que la señalización resulte lo más eficaz posible, teniendo en cuenta:</text:span> </text:p>
        <text:p text:style-name="P10"><text:bookmark text:name="page5R_mcid8"/><text:span text:style-name="T11">a) </text:span>Las características de la señal.</text:p>
        <text:p text:style-name="P10"><text:bookmark text:name="page5R_mcid9"/>b) Los riesgos, elementos o circunstancias que hayan de señalizarse.</text:p>
        <text:p text:style-name="P10"><text:bookmark text:name="page5R_mcid10"/>c) La extensión de la zona a cubrir.</text:p>
        <text:p text:style-name="P10"><text:bookmark text:name="page5R_mcid11"/>d) El número de trabajadores afectados </text:p>
        <text:p text:style-name="P9"/>
        <text:p text:style-name="P2">5. ¿Qué significado tiene el color amarillo, en materia de señalización?</text:p>
        <text:p text:style-name="P11">Señal de advertencia</text:p>
        <text:p text:style-name="P16"><text:span text:style-name="Fuente_20_de_20_párrafo_20_predeter."><text:span text:style-name="T3">6. El color rojo como señalización de seguridad nos informa:</text:span></text:span></text:p>
        <text:p text:style-name="P16"><text:span text:style-name="Fuente_20_de_20_párrafo_20_predeter."><text:span text:style-name="T3">a) Sobre una prohibición</text:span></text:span></text:p>
        <text:p text:style-name="P16"><text:span text:style-name="Fuente_20_de_20_párrafo_20_predeter."><text:span text:style-name="T3">b) Que se entra en una zona de peligro</text:span></text:span></text:p>
        <text:p text:style-name="P16"><text:span text:style-name="Fuente_20_de_20_párrafo_20_predeter."><text:span text:style-name="T3">c) Sobre una prohibición o un elemento de lucha contra incendios</text:span></text:span></text:p>
        <text:p text:style-name="P16"><text:span text:style-name="Fuente_20_de_20_párrafo_20_predeter."><text:span text:style-name="T5">d) Sobre una prohibición o un elemento de lucha contra incendios o zona de peligro</text:span></text:span></text:p>
        <text:p text:style-name="P2"/>
        <text:p text:style-name="P16"><text:span text:style-name="Fuente_20_de_20_párrafo_20_predeter."><text:span text:style-name="T3">3. El triángulo amarillo con un pictograma azul:</text:span></text:span></text:p>
        <text:p text:style-name="P16"><text:span text:style-name="Fuente_20_de_20_párrafo_20_predeter."><text:span text:style-name="T3">a) Nos indica obligatoriedad</text:span></text:span></text:p>
        <text:p text:style-name="P16"><text:span text:style-name="Fuente_20_de_20_párrafo_20_predeter."><text:span text:style-name="T3">b) Nos advierte de un peligro</text:span></text:span></text:p>
        <text:p text:style-name="P16"><text:span text:style-name="Fuente_20_de_20_párrafo_20_predeter."><text:span text:style-name="T3">c) Nos indica una prohibición</text:span></text:span></text:p>
        <text:p text:style-name="P16"><text:span text:style-name="Fuente_20_de_20_párrafo_20_predeter."><text:span text:style-name="T5">d) No es una señal correcta</text:span></text:span></text:p>
        <text:p text:style-name="P2"/>
        <text:p text:style-name="P16"><text:soft-page-break/><text:span text:style-name="Fuente_20_de_20_párrafo_20_predeter."><text:span text:style-name="T3">4. ¿Cómo señalizarías una zona de circulación interior en un local de trabajo?</text:span></text:span></text:p>
        <text:p text:style-name="P16"><text:span text:style-name="Fuente_20_de_20_párrafo_20_predeter."><text:span text:style-name="T3">a) Mediante franjas negras y amarillas diagonales</text:span></text:span></text:p>
        <text:p text:style-name="P16"><text:span text:style-name="Fuente_20_de_20_párrafo_20_predeter."><text:span text:style-name="T8">b) Con el color verde</text:span></text:span></text:p>
        <text:p text:style-name="P16"><text:span text:style-name="Fuente_20_de_20_párrafo_20_predeter."><text:span text:style-name="T6">c) Mediante bandas blancas y amarillas pintadas en el suelo, <text:s/>dependiendo del color de éste</text:span></text:span></text:p>
        <text:p text:style-name="P16"><text:span text:style-name="Fuente_20_de_20_párrafo_20_predeter."><text:span text:style-name="T3">d) No es preciso señalizarla, pero de hacerlo, no existe un criterio al respecto</text:span></text:span></text:p>
        <text:p text:style-name="P2"/>
        <text:p text:style-name="P16"><text:span text:style-name="Fuente_20_de_20_párrafo_20_predeter."><text:span text:style-name="T3">5. Una empresa tiene que colocar en un local de trabajo 3 señales de seguridad:</text:span></text:span></text:p>
        <text:p text:style-name="P16"><text:span text:style-name="Fuente_20_de_20_párrafo_20_predeter."><text:span text:style-name="T3">a) Una de prohibición, con significado de “prohibido fumar”</text:span></text:span></text:p>
        <text:p text:style-name="P16"><text:span text:style-name="Fuente_20_de_20_párrafo_20_predeter."><text:span text:style-name="T3">b) Otra de advertencia, con significado de “materiales inflamables”</text:span></text:span></text:p>
        <text:p text:style-name="P16"><text:span text:style-name="Fuente_20_de_20_párrafo_20_predeter."><text:span text:style-name="T3">c) La tercera, de salvamento, con significado de “dirección hacia la salida de socorro”</text:span></text:span></text:p>
        <text:p text:style-name="P16"><text:span text:style-name="Fuente_20_de_20_párrafo_20_predeter."><text:span text:style-name="T3">Indica, de las señales mencionadas, los colores en que deberán aparecer el fondo, el símbolo y el contraste.</text:span></text:span></text:p>
        <text:p text:style-name="P8">a) Fondo rojo con pictograma en <text:span text:style-name="T21">negro</text:span></text:p>
        <text:p text:style-name="P8">b) Amarilla con pictograma en negro</text:p>
        <text:p text:style-name="P8">c) Verde con pictograma en blanco</text:p>
        <text:p text:style-name="P8"/>
        <text:p text:style-name="P4">6. ¿Cuál es la única señal de advertencia que no tiene el fondo amarillo?¿Qué indica?¿Por qué se usa ese color?</text:p>
        <text:p text:style-name="P2"/>
        <text:p text:style-name="P2">7. ¿Qué porcentaje de las señales de prohibición debe ir coloreada de rojo?</text:p>
        <text:p text:style-name="P8">35%</text:p>
        <text:p text:style-name="P16"><text:span text:style-name="Fuente_20_de_20_párrafo_20_predeter."><text:span text:style-name="T3">8. ¿Cuál de las siguientes clases de señalización no está contemplada en el RD 485/1997, sobre señalización?</text:span></text:span></text:p>
        <text:p text:style-name="P16"><text:span text:style-name="Fuente_20_de_20_párrafo_20_predeter."><text:span text:style-name="T3">a) La acústica</text:span></text:span></text:p>
        <text:p text:style-name="P16"><text:span text:style-name="Fuente_20_de_20_párrafo_20_predeter."><text:span text:style-name="T5">b) La olfativa</text:span></text:span></text:p>
        <text:p text:style-name="P16"><text:span text:style-name="Fuente_20_de_20_párrafo_20_predeter."><text:span text:style-name="T7">c) La gestual</text:span></text:span></text:p>
        <text:p text:style-name="P16"><text:span text:style-name="Fuente_20_de_20_párrafo_20_predeter."><text:span text:style-name="T3">d) la óptica</text:span></text:span></text:p>
        <text:p text:style-name="P2"/>
        <text:p text:style-name="P2">9. ¿Qué significa en una señal la forma geométrica cuadrada, combinada con un color de seguridad azul?</text:p>
        <text:p text:style-name="P20">a) Nos indica obligatoriedad</text:p>
        <text:p text:style-name="P2">b) Nos advierte de un peligro</text:p>
        <text:p text:style-name="P2">c) Nos indica una prohibición</text:p>
        <text:p text:style-name="P19">d) No es una señal correcta <text:span text:style-name="T19">(las azules siempre son redondas)</text:span></text:p>
        <text:p text:style-name="P2"/>
        <text:p text:style-name="P2">10. ¿Cómo señalarías una ducha de seguridad en una empresa con peligro de proyecciones de sustancias corrosivas?</text:p>
        <text:p text:style-name="P19">a) Con señal de forma cuadrada y colores verde y blanco</text:p>
        <text:p text:style-name="P20">b) Con señal triangular y colores amarillos y negros</text:p>
        <text:p text:style-name="P2">c) No existe señal normalizada</text:p>
        <text:p text:style-name="P16"><text:span text:style-name="Fuente_20_de_20_párrafo_20_predeter."><text:span text:style-name="T3">d) Con señal circular con fondo azul y pictograma normalizado</text:span></text:span></text:p>
        <text:p text:style-name="P2"/>
        <text:p text:style-name="P2"/>
        <text:p text:style-name="P2"/>
        <text:p text:style-name="P2"/>
        <text:p text:style-name="P16"><text:soft-page-break/><text:span text:style-name="Fuente_20_de_20_párrafo_20_predeter."><text:span text:style-name="T3">11. Las señales acústicas, ¿En qué circunstancias deben ser intermitentes?</text:span></text:span></text:p>
        <text:p text:style-name="P16"><text:span text:style-name="Fuente_20_de_20_párrafo_20_predeter."><text:span text:style-name="T3">a) Siempre</text:span></text:span></text:p>
        <text:p text:style-name="P16"><text:span text:style-name="Fuente_20_de_20_párrafo_20_predeter."><text:span text:style-name="T3">b) Algunas veces</text:span></text:span></text:p>
        <text:p text:style-name="P16"><text:span text:style-name="Fuente_20_de_20_párrafo_20_predeter."><text:span text:style-name="T6">c) Para indicar un mayor grado de peligro que con las continuas</text:span></text:span></text:p>
        <text:p text:style-name="P16"><text:span text:style-name="Fuente_20_de_20_párrafo_20_predeter."><text:span text:style-name="T8">d) Para distinguirse del ruido ambiental</text:span></text:span></text:p>
        <text:p text:style-name="P2"/>
        <text:p text:style-name="P2">12. El sonido de la señal de evacuación:</text:p>
        <text:p text:style-name="P2">a) Será intermitente</text:p>
        <text:p text:style-name="P2">b) Será de mayor volumen que el ruido ambiental</text:p>
        <text:p text:style-name="P15">c) Será siempre continuo</text:p>
        <text:p text:style-name="P2">d) Se complementará con señales gestuales</text:p>
        <text:p text:style-name="P2"/>
        <text:p text:style-name="P2">13. ¿Quién es el “encargado de las señales gestuales?</text:p>
        <text:p text:style-name="P12"><text:span text:style-name="T20">R</text:span>ecibe <text:span text:style-name="T20">el </text:span>nombre <text:span text:style-name="T21">de operador</text:span>, que sera la persona encargada en ese momento de llevar a cabo la operación.</text:p>
        <text:p text:style-name="P2">14. ¿El encargado de las señales, debe estar identificado?</text:p>
        <text:p text:style-name="P5"><text:span text:style-name="T17">Si, con elementos </text:span><text:bookmark text:name="page20R_mcid26"/><text:span text:style-name="T13">tales como chaqueta, manguitos, brazal o casco y, cuando sea necesario, raquetas, </text:span><text:span text:style-name="T16">de colores vivos.</text:span></text:p>
        <text:p text:style-name="P16"><text:span text:style-name="Fuente_20_de_20_párrafo_20_predeter."><text:span text:style-name="T3"><text:s/>15. ¿Cuál es el gesto que se utiliza para indicar el fin de las operaciones?</text:span></text:span></text:p>
        <text:p text:style-name="P13">Las dos manos juntas a la altura del pecho.</text:p>
        <text:p text:style-name="P16"><text:span text:style-name="Fuente_20_de_20_párrafo_20_predeter."><text:span text:style-name="T3">16. ¿Cómo señalarías un riesgo de caída, choques, golpes?</text:span></text:span></text:p>
        <text:p text:style-name="P16"><text:span text:style-name="Fuente_20_de_20_párrafo_20_predeter."><text:span text:style-name="T8">a) Mediante una señal de peligro</text:span></text:span></text:p>
        <text:p text:style-name="P16"><text:span text:style-name="Fuente_20_de_20_párrafo_20_predeter."><text:span text:style-name="T3">b) Mediante una señal de protección</text:span></text:span></text:p>
        <text:p text:style-name="P16"><text:span text:style-name="Fuente_20_de_20_párrafo_20_predeter."><text:span text:style-name="T3">c) Mediante una barrera infranqueable</text:span></text:span></text:p>
        <text:p text:style-name="P16"><text:span text:style-name="Fuente_20_de_20_párrafo_20_predeter."><text:span text:style-name="T6">d) Mediante unas franjas diagonales amarillas e negras</text:span></text:span></text:p>
        <text:p text:style-name="P2"/>
        <text:p text:style-name="P2">17. ¿Cómo se señalizarán las situaciones de emergencia?</text:p>
        <text:p text:style-name="P2"><text:span text:style-name="T15">M</text:span><text:span text:style-name="T13">ediante una señal luminosa, una señal acústica o una comunicación verbal.</text:span> </text:p>
        <text:p text:style-name="P2"/>
        <text:p text:style-name="P16"><text:span text:style-name="Fuente_20_de_20_párrafo_20_predeter."><text:span text:style-name="T3">18. <text:s/>La sustancia odorante <text:s/>que se agrega al gas butano es una señal:</text:span></text:span></text:p>
        <text:p text:style-name="P3">a) Acústica</text:p>
        <text:p text:style-name="P17"><text:span text:style-name="Fuente_20_de_20_párrafo_20_predeter."><text:span text:style-name="T5">b) Olfativa</text:span></text:span></text:p>
        <text:p text:style-name="P17"><text:span text:style-name="Fuente_20_de_20_párrafo_20_predeter."><text:span text:style-name="T3">c) Gestual</text:span></text:span></text:p>
        <text:p text:style-name="P3">d) Óptica</text:p>
        <text:p text:style-name="P3"/>
        <text:p text:style-name="P3"/>
      </text:section>
      <text:section text:style-name="Sect2" text:name="Sect2">
        <text:p text:style-name="Standard"/>
      </text:section>
      <text:section text:style-name="Sect2" text:name="Sect3">
        <text:p text:style-name="P3"/>
        <text:p text:style-name="P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font-name="Calibri" fo:font-size="7pt" style:font-size-asian="7pt" style:font-name-complex="Calibri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FORMACIÓN Y ORIENTACIÓN LABOR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Francisco</meta:initial-creator>
    <meta:creation-date>2018-09-25T14:35:00Z</meta:creation-date>
    <dc:date>2021-10-05T11:15:56.238000000</dc:date>
    <meta:print-date>2015-04-23T09:31:00Z</meta:print-date>
    <meta:editing-cycles>4</meta:editing-cycles>
    <meta:editing-duration>PT18M24S</meta:editing-duration>
    <meta:document-statistic meta:table-count="1" meta:image-count="0" meta:object-count="0" meta:page-count="3" meta:paragraph-count="89" meta:word-count="868" meta:character-count="5185" meta:non-whitespace-character-count="4391"/>
    <meta:template xlink:type="simple" xlink:actuate="onRequest" xlink:title="" xlink:href="file:///C:/Users/dam122/AppData/Local/Temp/Ejercicio%20Señalización.odt/Normal"/>
  </office:meta>
</office:document-meta>
</file>